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b3b3b3" fo:border="0.06pt solid #000000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8.1386in" svg:height="3.5449in" svg:x="0.8996in" svg:y="1.4327in">
            <draw:object draw:notify-on-update-of-ranges="Arkusz1.B3:Arkusz1.B6 Arkusz1.M3:Arkusz1.M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3358in" svg:height="3.5449in" svg:x="0.8996in" svg:y="6.9437in">
            <draw:object draw:notify-on-update-of-ranges="Arkusz1.B34:Arkusz1.B37 Arkusz1.M34:Arkusz1.M3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4"/>
          <table:table-cell table:style-name="ce3" office:value-type="string" calcext:value-type="string" table:number-columns-spanned="3" table:number-rows-spanned="1">
            <text:p>fwrite fread</text:p>
          </table:table-cell>
          <table:covered-table-cell table:number-columns-repeated="2" table:style-name="ce2"/>
          <table:table-cell table:style-name="ce3" office:value-type="string" calcext:value-type="string" table:number-columns-spanned="3" table:number-rows-spanned="1">
            <text:p>write read</text:p>
          </table:table-cell>
          <table:covered-table-cell table:number-columns-repeated="2" table:style-name="ce2"/>
          <table:table-cell table:style-name="ce3" office:value-type="string" calcext:value-type="string" table:number-columns-spanned="3" table:number-rows-spanned="1">
            <text:p>fwrite fread</text:p>
          </table:table-cell>
          <table:covered-table-cell table:number-columns-repeated="2" table:style-name="ce2"/>
          <table:table-cell table:style-name="ce3" office:value-type="string" calcext:value-type="string" table:number-columns-spanned="3" table:number-rows-spanned="1">
            <text:p>write read</text:p>
          </table:table-cell>
          <table:covered-table-cell table:number-columns-repeated="2" table:style-name="ce2"/>
        </table:table-row>
        <table:table-row table:style-name="ro1">
          <table:table-cell/>
          <table:table-cell table:style-name="ce1" office:value-type="string" calcext:value-type="string">
            <text:p>Wielkość</text:p>
          </table:table-cell>
          <table:table-cell table:style-name="ce1" office:value-type="string" calcext:value-type="string">
            <text:p>Ilość</text:p>
          </table:table-cell>
          <table:table-cell table:style-name="ce1" office:value-type="string" calcext:value-type="string">
            <text:p>Ilość bajtów</text:p>
          </table:table-cell>
          <table:table-cell table:style-name="ce1" office:value-type="string" calcext:value-type="string">
            <text:p>Zegar</text:p>
          </table:table-cell>
          <table:table-cell table:style-name="ce1" office:value-type="string" calcext:value-type="string">
            <text:p>Uzytkownik</text:p>
          </table:table-cell>
          <table:table-cell table:style-name="ce1" office:value-type="string" calcext:value-type="string">
            <text:p>Systemowy</text:p>
          </table:table-cell>
          <table:table-cell table:style-name="ce1" office:value-type="string" calcext:value-type="string">
            <text:p>Zegar</text:p>
          </table:table-cell>
          <table:table-cell table:style-name="ce1" office:value-type="string" calcext:value-type="string">
            <text:p>Uzytkownik</text:p>
          </table:table-cell>
          <table:table-cell table:style-name="ce1" office:value-type="string" calcext:value-type="string">
            <text:p>Systemowy</text:p>
          </table:table-cell>
          <table:table-cell table:style-name="ce1" office:value-type="string" calcext:value-type="string">
            <text:p>Bajt/ t</text:p>
          </table:table-cell>
          <table:table-cell table:style-name="ce1" office:value-type="string" calcext:value-type="string">
            <text:p>Bajt/ t uz.</text:p>
          </table:table-cell>
          <table:table-cell table:style-name="ce1" office:value-type="string" calcext:value-type="string">
            <text:p>Bajt / sys</text:p>
          </table:table-cell>
          <table:table-cell table:style-name="ce1" office:value-type="string" calcext:value-type="string">
            <text:p>Bajt/ t</text:p>
          </table:table-cell>
          <table:table-cell table:style-name="ce1" office:value-type="string" calcext:value-type="string">
            <text:p>Bajt/ t uz.</text:p>
          </table:table-cell>
          <table:table-cell table:style-name="ce1" office:value-type="string" calcext:value-type="string">
            <text:p>Bajt / sys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table:formula="of:=[.C3]*[.B3]" office:value-type="float" office:value="20000" calcext:value-type="float">
            <text:p>20000</text:p>
          </table:table-cell>
          <table:table-cell table:style-name="ce4" office:value-type="float" office:value="17.322287" calcext:value-type="float">
            <text:p>17.322287</text:p>
          </table:table-cell>
          <table:table-cell table:style-name="ce4" office:value-type="float" office:value="4.56" calcext:value-type="float">
            <text:p>4.56</text:p>
          </table:table-cell>
          <table:table-cell table:style-name="ce4" office:value-type="float" office:value="12.76" calcext:value-type="float">
            <text:p>12.76</text:p>
          </table:table-cell>
          <table:table-cell table:style-name="ce4" office:value-type="float" office:value="27.569132" calcext:value-type="float">
            <text:p>27.569132</text:p>
          </table:table-cell>
          <table:table-cell table:style-name="ce4" office:value-type="float" office:value="3.18" calcext:value-type="float">
            <text:p>3.18</text:p>
          </table:table-cell>
          <table:table-cell table:style-name="ce4" office:value-type="float" office:value="24.39" calcext:value-type="float">
            <text:p>24.39</text:p>
          </table:table-cell>
          <table:table-cell table:style-name="ce2" table:formula="of:=[.$D3]/[.E3]" office:value-type="float" office:value="1154.58195560436" calcext:value-type="float">
            <text:p>1154.5819556044</text:p>
          </table:table-cell>
          <table:table-cell table:style-name="ce2" table:formula="of:=[.$D3]/[.F3]" office:value-type="float" office:value="4385.9649122807" calcext:value-type="float">
            <text:p>4385.9649122807</text:p>
          </table:table-cell>
          <table:table-cell table:style-name="ce2" table:formula="of:=[.$D3]/[.G3]" office:value-type="float" office:value="1567.39811912226" calcext:value-type="float">
            <text:p>1567.3981191223</text:p>
          </table:table-cell>
          <table:table-cell table:style-name="ce2" table:formula="of:=[.$D3]/[.H3]" office:value-type="float" office:value="725.449027557342" calcext:value-type="float">
            <text:p>725.4490275573</text:p>
          </table:table-cell>
          <table:table-cell table:style-name="ce2" table:formula="of:=[.$D3]/[.I3]" office:value-type="float" office:value="6289.30817610063" calcext:value-type="float">
            <text:p>6289.3081761006</text:p>
          </table:table-cell>
          <table:table-cell table:style-name="ce2" table:formula="of:=[.$D3]/[.J3]" office:value-type="float" office:value="820.008200082001" calcext:value-type="float">
            <text:p>820.008200082</text:p>
          </table:table-cell>
        </table:table-row>
        <table:table-row table:style-name="ro1">
          <table:table-cell/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table:formula="of:=[.C4]*[.B4]" office:value-type="float" office:value="2048000" calcext:value-type="float">
            <text:p>2048000</text:p>
          </table:table-cell>
          <table:table-cell table:style-name="ce4" office:value-type="float" office:value="13.889137" calcext:value-type="float">
            <text:p>13.889137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10.09" calcext:value-type="float">
            <text:p>10.09</text:p>
          </table:table-cell>
          <table:table-cell table:style-name="ce4" office:value-type="float" office:value="17.70531" calcext:value-type="float">
            <text:p>17.70531</text:p>
          </table:table-cell>
          <table:table-cell table:style-name="ce4" office:value-type="float" office:value="2.16" calcext:value-type="float">
            <text:p>2.16</text:p>
          </table:table-cell>
          <table:table-cell table:style-name="ce4" office:value-type="float" office:value="15.55" calcext:value-type="float">
            <text:p>15.55</text:p>
          </table:table-cell>
          <table:table-cell table:style-name="ce2" table:formula="of:=[.$D4]/[.E4]" office:value-type="float" office:value="147453.365893072" calcext:value-type="float">
            <text:p>147453.365893072</text:p>
          </table:table-cell>
          <table:table-cell table:style-name="ce2" table:formula="of:=[.$D4]/[.F4]" office:value-type="float" office:value="538947.368421053" calcext:value-type="float">
            <text:p>538947.368421053</text:p>
          </table:table-cell>
          <table:table-cell table:style-name="ce2" table:formula="of:=[.$D4]/[.G4]" office:value-type="float" office:value="202973.240832507" calcext:value-type="float">
            <text:p>202973.240832507</text:p>
          </table:table-cell>
          <table:table-cell table:style-name="ce2" table:formula="of:=[.$D4]/[.H4]" office:value-type="float" office:value="115671.513235295" calcext:value-type="float">
            <text:p>115671.513235295</text:p>
          </table:table-cell>
          <table:table-cell table:style-name="ce2" table:formula="of:=[.$D4]/[.I4]" office:value-type="float" office:value="948148.148148148" calcext:value-type="float">
            <text:p>948148.148148148</text:p>
          </table:table-cell>
          <table:table-cell table:style-name="ce2" table:formula="of:=[.$D4]/[.J4]" office:value-type="float" office:value="131704.180064309" calcext:value-type="float">
            <text:p>131704.180064309</text:p>
          </table:table-cell>
        </table:table-row>
        <table:table-row table:style-name="ro1">
          <table:table-cell/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table:formula="of:=[.C5]*[.B5]" office:value-type="float" office:value="12288000" calcext:value-type="float">
            <text:p>12288000</text:p>
          </table:table-cell>
          <table:table-cell table:style-name="ce4" office:value-type="float" office:value="21.509184" calcext:value-type="float">
            <text:p>21.509184</text:p>
          </table:table-cell>
          <table:table-cell table:style-name="ce4" office:value-type="float" office:value="3.14" calcext:value-type="float">
            <text:p>3.14</text:p>
          </table:table-cell>
          <table:table-cell table:style-name="ce4" office:value-type="float" office:value="18.38" calcext:value-type="float">
            <text:p>18.38</text:p>
          </table:table-cell>
          <table:table-cell table:style-name="ce4" office:value-type="float" office:value="24.671886" calcext:value-type="float">
            <text:p>24.671886</text:p>
          </table:table-cell>
          <table:table-cell table:style-name="ce4" office:value-type="float" office:value="1.12" calcext:value-type="float">
            <text:p>1.12</text:p>
          </table:table-cell>
          <table:table-cell table:style-name="ce4" office:value-type="float" office:value="23.55" calcext:value-type="float">
            <text:p>23.55</text:p>
          </table:table-cell>
          <table:table-cell table:style-name="ce2" table:formula="of:=[.$D5]/[.E5]" office:value-type="float" office:value="571290.849527346" calcext:value-type="float">
            <text:p>571290.849527346</text:p>
          </table:table-cell>
          <table:table-cell table:style-name="ce2" table:formula="of:=[.$D5]/[.F5]" office:value-type="float" office:value="3913375.79617834" calcext:value-type="float">
            <text:p>3913375.79617834</text:p>
          </table:table-cell>
          <table:table-cell table:style-name="ce2" table:formula="of:=[.$D5]/[.G5]" office:value-type="float" office:value="668552.774755169" calcext:value-type="float">
            <text:p>668552.774755169</text:p>
          </table:table-cell>
          <table:table-cell table:style-name="ce2" table:formula="of:=[.$D5]/[.H5]" office:value-type="float" office:value="498056.776040551" calcext:value-type="float">
            <text:p>498056.776040551</text:p>
          </table:table-cell>
          <table:table-cell table:style-name="ce2" table:formula="of:=[.$D5]/[.I5]" office:value-type="float" office:value="10971428.5714286" calcext:value-type="float">
            <text:p>10971428.5714286</text:p>
          </table:table-cell>
          <table:table-cell table:style-name="ce2" table:formula="of:=[.$D5]/[.J5]" office:value-type="float" office:value="521783.439490446" calcext:value-type="float">
            <text:p>521783.439490446</text:p>
          </table:table-cell>
        </table:table-row>
        <table:table-row table:style-name="ro1">
          <table:table-cell/>
          <table:table-cell table:style-name="ce2" office:value-type="float" office:value="8192" calcext:value-type="float">
            <text:p>819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[.C6]*[.B6]" office:value-type="float" office:value="16384000" calcext:value-type="float">
            <text:p>16384000</text:p>
          </table:table-cell>
          <table:table-cell table:style-name="ce4" office:value-type="float" office:value="17.425456" calcext:value-type="float">
            <text:p>17.425456</text:p>
          </table:table-cell>
          <table:table-cell table:style-name="ce4" office:value-type="float" office:value="1.52" calcext:value-type="float">
            <text:p>1.52</text:p>
          </table:table-cell>
          <table:table-cell table:style-name="ce4" office:value-type="float" office:value="15.91" calcext:value-type="float">
            <text:p>15.91</text:p>
          </table:table-cell>
          <table:table-cell table:style-name="ce4" office:value-type="float" office:value="20.193127" calcext:value-type="float">
            <text:p>20.193127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19.65" calcext:value-type="float">
            <text:p>19.65</text:p>
          </table:table-cell>
          <table:table-cell table:style-name="ce2" table:formula="of:=[.$D6]/[.E6]" office:value-type="float" office:value="940233.644387843" calcext:value-type="float">
            <text:p>940233.644387843</text:p>
          </table:table-cell>
          <table:table-cell table:style-name="ce2" table:formula="of:=[.$D6]/[.F6]" office:value-type="float" office:value="10778947.3684211" calcext:value-type="float">
            <text:p>10778947.3684211</text:p>
          </table:table-cell>
          <table:table-cell table:style-name="ce2" table:formula="of:=[.$D6]/[.G6]" office:value-type="float" office:value="1029792.58328096" calcext:value-type="float">
            <text:p>1029792.58328096</text:p>
          </table:table-cell>
          <table:table-cell table:style-name="ce2" table:formula="of:=[.$D6]/[.H6]" office:value-type="float" office:value="811365.173902982" calcext:value-type="float">
            <text:p>811365.173902982</text:p>
          </table:table-cell>
          <table:table-cell table:style-name="ce2" table:formula="of:=[.$D6]/[.I6]" office:value-type="float" office:value="29789090.9090909" calcext:value-type="float">
            <text:p>29789090.9090909</text:p>
          </table:table-cell>
          <table:table-cell table:style-name="ce2" table:formula="of:=[.$D6]/[.J6]" office:value-type="float" office:value="833791.348600509" calcext:value-type="float">
            <text:p>833791.348600509</text:p>
          </table:table-cell>
        </table:table-row>
        <table:table-row table:style-name="ro1" table:number-rows-repeated="25">
          <table:table-cell table:number-columns-repeated="16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3" table:number-rows-spanned="1">
            <text:p>fwrite fread</text:p>
          </table:table-cell>
          <table:covered-table-cell table:number-columns-repeated="2" table:style-name="ce2"/>
          <table:table-cell table:style-name="ce3" office:value-type="string" calcext:value-type="string" table:number-columns-spanned="3" table:number-rows-spanned="1">
            <text:p>write read</text:p>
          </table:table-cell>
          <table:covered-table-cell table:number-columns-repeated="2" table:style-name="ce2"/>
          <table:table-cell table:style-name="ce3" office:value-type="string" calcext:value-type="string" table:number-columns-spanned="3" table:number-rows-spanned="1">
            <text:p>fwrite fread</text:p>
          </table:table-cell>
          <table:covered-table-cell table:number-columns-repeated="2" table:style-name="ce2"/>
          <table:table-cell table:style-name="ce3" office:value-type="string" calcext:value-type="string" table:number-columns-spanned="3" table:number-rows-spanned="1">
            <text:p>write read</text:p>
          </table:table-cell>
          <table:covered-table-cell table:number-columns-repeated="2" table:style-name="ce2"/>
        </table:table-row>
        <table:table-row table:style-name="ro1">
          <table:table-cell/>
          <table:table-cell table:style-name="ce1" office:value-type="string" calcext:value-type="string">
            <text:p>Wielkość</text:p>
          </table:table-cell>
          <table:table-cell table:style-name="ce1" office:value-type="string" calcext:value-type="string">
            <text:p>Ilość</text:p>
          </table:table-cell>
          <table:table-cell table:style-name="ce1" office:value-type="string" calcext:value-type="string">
            <text:p>Ilość bajtów</text:p>
          </table:table-cell>
          <table:table-cell table:style-name="ce1" office:value-type="string" calcext:value-type="string">
            <text:p>Zegar</text:p>
          </table:table-cell>
          <table:table-cell table:style-name="ce1" office:value-type="string" calcext:value-type="string">
            <text:p>Uzytkownik</text:p>
          </table:table-cell>
          <table:table-cell table:style-name="ce1" office:value-type="string" calcext:value-type="string">
            <text:p>Systemowy</text:p>
          </table:table-cell>
          <table:table-cell table:style-name="ce1" office:value-type="string" calcext:value-type="string">
            <text:p>Zegar</text:p>
          </table:table-cell>
          <table:table-cell table:style-name="ce1" office:value-type="string" calcext:value-type="string">
            <text:p>Uzytkownik</text:p>
          </table:table-cell>
          <table:table-cell table:style-name="ce1" office:value-type="string" calcext:value-type="string">
            <text:p>Systemowy</text:p>
          </table:table-cell>
          <table:table-cell table:style-name="ce1" office:value-type="string" calcext:value-type="string">
            <text:p>Bajt/ t</text:p>
          </table:table-cell>
          <table:table-cell table:style-name="ce1" office:value-type="string" calcext:value-type="string">
            <text:p>Bajt/ t uz.</text:p>
          </table:table-cell>
          <table:table-cell table:style-name="ce1" office:value-type="string" calcext:value-type="string">
            <text:p>Bajt / sys</text:p>
          </table:table-cell>
          <table:table-cell table:style-name="ce1" office:value-type="string" calcext:value-type="string">
            <text:p>Bajt/ t</text:p>
          </table:table-cell>
          <table:table-cell table:style-name="ce1" office:value-type="string" calcext:value-type="string">
            <text:p>Bajt/ t uz.</text:p>
          </table:table-cell>
          <table:table-cell table:style-name="ce1" office:value-type="string" calcext:value-type="string">
            <text:p>Bajt / sys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[.C34]*[.B34]" office:value-type="float" office:value="8000" calcext:value-type="float">
            <text:p>8000</text:p>
          </table:table-cell>
          <table:table-cell table:style-name="ce4" office:value-type="float" office:value="17.322287" calcext:value-type="float">
            <text:p>17.322287</text:p>
          </table:table-cell>
          <table:table-cell table:style-name="ce4" office:value-type="float" office:value="4.56" calcext:value-type="float">
            <text:p>4.56</text:p>
          </table:table-cell>
          <table:table-cell table:style-name="ce4" office:value-type="float" office:value="12.76" calcext:value-type="float">
            <text:p>12.76</text:p>
          </table:table-cell>
          <table:table-cell table:style-name="ce4" office:value-type="float" office:value="27.569132" calcext:value-type="float">
            <text:p>27.569132</text:p>
          </table:table-cell>
          <table:table-cell table:style-name="ce4" office:value-type="float" office:value="3.18" calcext:value-type="float">
            <text:p>3.18</text:p>
          </table:table-cell>
          <table:table-cell table:style-name="ce4" office:value-type="float" office:value="24.39" calcext:value-type="float">
            <text:p>24.39</text:p>
          </table:table-cell>
          <table:table-cell table:style-name="ce2" table:formula="of:=[.$D34]/[.E34]" office:value-type="float" office:value="461.832782241744" calcext:value-type="float">
            <text:p>461.8327822417</text:p>
          </table:table-cell>
          <table:table-cell table:style-name="ce2" table:formula="of:=[.$D34]/[.F34]" office:value-type="float" office:value="1754.38596491228" calcext:value-type="float">
            <text:p>1754.3859649123</text:p>
          </table:table-cell>
          <table:table-cell table:style-name="ce2" table:formula="of:=[.$D34]/[.G34]" office:value-type="float" office:value="626.959247648903" calcext:value-type="float">
            <text:p>626.9592476489</text:p>
          </table:table-cell>
          <table:table-cell table:style-name="ce2" table:formula="of:=[.$D34]/[.H34]" office:value-type="float" office:value="290.179611022937" calcext:value-type="float">
            <text:p>290.1796110229</text:p>
          </table:table-cell>
          <table:table-cell table:style-name="ce2" table:formula="of:=[.$D34]/[.I34]" office:value-type="float" office:value="2515.72327044025" calcext:value-type="float">
            <text:p>2515.7232704403</text:p>
          </table:table-cell>
          <table:table-cell table:style-name="ce2" table:formula="of:=[.$D34]/[.J34]" office:value-type="float" office:value="328.0032800328" calcext:value-type="float">
            <text:p>328.0032800328</text:p>
          </table:table-cell>
        </table:table-row>
        <table:table-row table:style-name="ro1">
          <table:table-cell/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table:formula="of:=[.C35]*[.B35]" office:value-type="float" office:value="2048000" calcext:value-type="float">
            <text:p>2048000</text:p>
          </table:table-cell>
          <table:table-cell table:style-name="ce4" office:value-type="float" office:value="13.889137" calcext:value-type="float">
            <text:p>13.889137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10.09" calcext:value-type="float">
            <text:p>10.09</text:p>
          </table:table-cell>
          <table:table-cell table:style-name="ce4" office:value-type="float" office:value="17.70531" calcext:value-type="float">
            <text:p>17.70531</text:p>
          </table:table-cell>
          <table:table-cell table:style-name="ce4" office:value-type="float" office:value="2.16" calcext:value-type="float">
            <text:p>2.16</text:p>
          </table:table-cell>
          <table:table-cell table:style-name="ce4" office:value-type="float" office:value="15.55" calcext:value-type="float">
            <text:p>15.55</text:p>
          </table:table-cell>
          <table:table-cell table:style-name="ce2" table:formula="of:=[.$D35]/[.E35]" office:value-type="float" office:value="147453.365893072" calcext:value-type="float">
            <text:p>147453.365893072</text:p>
          </table:table-cell>
          <table:table-cell table:style-name="ce2" table:formula="of:=[.$D35]/[.F35]" office:value-type="float" office:value="538947.368421053" calcext:value-type="float">
            <text:p>538947.368421053</text:p>
          </table:table-cell>
          <table:table-cell table:style-name="ce2" table:formula="of:=[.$D35]/[.G35]" office:value-type="float" office:value="202973.240832507" calcext:value-type="float">
            <text:p>202973.240832507</text:p>
          </table:table-cell>
          <table:table-cell table:style-name="ce2" table:formula="of:=[.$D35]/[.H35]" office:value-type="float" office:value="115671.513235295" calcext:value-type="float">
            <text:p>115671.513235295</text:p>
          </table:table-cell>
          <table:table-cell table:style-name="ce2" table:formula="of:=[.$D35]/[.I35]" office:value-type="float" office:value="948148.148148148" calcext:value-type="float">
            <text:p>948148.148148148</text:p>
          </table:table-cell>
          <table:table-cell table:style-name="ce2" table:formula="of:=[.$D35]/[.J35]" office:value-type="float" office:value="131704.180064309" calcext:value-type="float">
            <text:p>131704.180064309</text:p>
          </table:table-cell>
        </table:table-row>
        <table:table-row table:style-name="ro1">
          <table:table-cell/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table:formula="of:=[.C36]*[.B36]" office:value-type="float" office:value="12288000" calcext:value-type="float">
            <text:p>12288000</text:p>
          </table:table-cell>
          <table:table-cell table:style-name="ce4" office:value-type="float" office:value="21.509184" calcext:value-type="float">
            <text:p>21.509184</text:p>
          </table:table-cell>
          <table:table-cell table:style-name="ce4" office:value-type="float" office:value="3.14" calcext:value-type="float">
            <text:p>3.14</text:p>
          </table:table-cell>
          <table:table-cell table:style-name="ce4" office:value-type="float" office:value="18.38" calcext:value-type="float">
            <text:p>18.38</text:p>
          </table:table-cell>
          <table:table-cell table:style-name="ce4" office:value-type="float" office:value="24.671886" calcext:value-type="float">
            <text:p>24.671886</text:p>
          </table:table-cell>
          <table:table-cell table:style-name="ce4" office:value-type="float" office:value="1.12" calcext:value-type="float">
            <text:p>1.12</text:p>
          </table:table-cell>
          <table:table-cell table:style-name="ce4" office:value-type="float" office:value="23.55" calcext:value-type="float">
            <text:p>23.55</text:p>
          </table:table-cell>
          <table:table-cell table:style-name="ce2" table:formula="of:=[.$D36]/[.E36]" office:value-type="float" office:value="571290.849527346" calcext:value-type="float">
            <text:p>571290.849527346</text:p>
          </table:table-cell>
          <table:table-cell table:style-name="ce2" table:formula="of:=[.$D36]/[.F36]" office:value-type="float" office:value="3913375.79617834" calcext:value-type="float">
            <text:p>3913375.79617834</text:p>
          </table:table-cell>
          <table:table-cell table:style-name="ce2" table:formula="of:=[.$D36]/[.G36]" office:value-type="float" office:value="668552.774755169" calcext:value-type="float">
            <text:p>668552.774755169</text:p>
          </table:table-cell>
          <table:table-cell table:style-name="ce2" table:formula="of:=[.$D36]/[.H36]" office:value-type="float" office:value="498056.776040551" calcext:value-type="float">
            <text:p>498056.776040551</text:p>
          </table:table-cell>
          <table:table-cell table:style-name="ce2" table:formula="of:=[.$D36]/[.I36]" office:value-type="float" office:value="10971428.5714286" calcext:value-type="float">
            <text:p>10971428.5714286</text:p>
          </table:table-cell>
          <table:table-cell table:style-name="ce2" table:formula="of:=[.$D36]/[.J36]" office:value-type="float" office:value="521783.439490446" calcext:value-type="float">
            <text:p>521783.439490446</text:p>
          </table:table-cell>
        </table:table-row>
        <table:table-row table:style-name="ro1">
          <table:table-cell/>
          <table:table-cell table:style-name="ce2" office:value-type="float" office:value="8192" calcext:value-type="float">
            <text:p>819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[.C37]*[.B37]" office:value-type="float" office:value="16384000" calcext:value-type="float">
            <text:p>16384000</text:p>
          </table:table-cell>
          <table:table-cell table:style-name="ce4" office:value-type="float" office:value="17.425456" calcext:value-type="float">
            <text:p>17.425456</text:p>
          </table:table-cell>
          <table:table-cell table:style-name="ce4" office:value-type="float" office:value="1.52" calcext:value-type="float">
            <text:p>1.52</text:p>
          </table:table-cell>
          <table:table-cell table:style-name="ce4" office:value-type="float" office:value="15.91" calcext:value-type="float">
            <text:p>15.91</text:p>
          </table:table-cell>
          <table:table-cell table:style-name="ce4" office:value-type="float" office:value="20.193127" calcext:value-type="float">
            <text:p>20.193127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19.65" calcext:value-type="float">
            <text:p>19.65</text:p>
          </table:table-cell>
          <table:table-cell table:style-name="ce2" table:formula="of:=[.$D37]/[.E37]" office:value-type="float" office:value="940233.644387843" calcext:value-type="float">
            <text:p>940233.644387843</text:p>
          </table:table-cell>
          <table:table-cell table:style-name="ce2" table:formula="of:=[.$D37]/[.F37]" office:value-type="float" office:value="10778947.3684211" calcext:value-type="float">
            <text:p>10778947.3684211</text:p>
          </table:table-cell>
          <table:table-cell table:style-name="ce2" table:formula="of:=[.$D37]/[.G37]" office:value-type="float" office:value="1029792.58328096" calcext:value-type="float">
            <text:p>1029792.58328096</text:p>
          </table:table-cell>
          <table:table-cell table:style-name="ce2" table:formula="of:=[.$D37]/[.H37]" office:value-type="float" office:value="811365.173902982" calcext:value-type="float">
            <text:p>811365.173902982</text:p>
          </table:table-cell>
          <table:table-cell table:style-name="ce2" table:formula="of:=[.$D37]/[.I37]" office:value-type="float" office:value="29789090.9090909" calcext:value-type="float">
            <text:p>29789090.9090909</text:p>
          </table:table-cell>
          <table:table-cell table:style-name="ce2" table:formula="of:=[.$D37]/[.J37]" office:value-type="float" office:value="833791.348600509" calcext:value-type="float">
            <text:p>833791.3486005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09:45:22.35456109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ychu </meta:initial-creator>
    <meta:creation-date>2015-03-22T19:37:15.421337476</meta:creation-date>
    <dc:date>2015-03-26T09:45:33.523320821</dc:date>
    <dc:creator>zbychu </dc:creator>
    <meta:editing-duration>PT7M25S</meta:editing-duration>
    <meta:editing-cycles>3</meta:editing-cycles>
    <meta:generator>LibreOffice/4.2.7.2$Linux_X86_64 LibreOffice_project/420m0$Build-2</meta:generator>
    <meta:document-statistic meta:table-count="1" meta:cell-count="1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673cm" svg:height="9.005cm" xlink:href=".." xlink:type="simple" chart:class="chart:line" chart:style-name="ch1">
        <chart:legend chart:legend-position="end" svg:x="17.583cm" svg:y="4.203cm" style:legend-expansion="high" chart:style-name="ch2"/>
        <chart:plot-area chart:style-name="ch3" table:cell-range-address="Arkusz1.B3:Arkusz1.B6 Arkusz1.M3:Arkusz1.M6" chart:data-source-has-labels="column" svg:x="0.413cm" svg:y="0.18cm" svg:width="16.757cm" svg:height="8.645cm">
          <chartooo:coordinate-region svg:x="1.96cm" svg:y="0.379cm" svg:width="14.838cm" svg:height="7.799cm"/>
          <chart:axis chart:dimension="x" chart:name="primary-x" chart:style-name="ch4" chartooo:axis-type="auto">
            <chartooo:date-scale/>
            <chart:categories table:cell-range-address="Arkusz1.B3:Arkusz1.B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M3:Arkusz1.M6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Arkusz1.B3:Arkusz1.B6</svg:desc>
                </draw:g>
              </table:table-cell>
              <table:table-cell office:value-type="float" office:value="1567.39811912226">
                <text:p>1567.39811912226</text:p>
                <draw:g>
                  <svg:desc>Arkusz1.M3:Arkusz1.M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02973.240832507">
                <text:p>202973.24083250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668552.774755169">
                <text:p>668552.774755169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029792.58328096">
                <text:p>1029792.583280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174cm" svg:height="9.005cm" xlink:href=".." xlink:type="simple" chart:class="chart:line" chart:style-name="ch1">
        <chart:legend chart:legend-position="end" svg:x="18.084cm" svg:y="4.203cm" style:legend-expansion="high" chart:style-name="ch2"/>
        <chart:plot-area chart:style-name="ch3" table:cell-range-address="Arkusz1.B34:Arkusz1.B37 Arkusz1.M34:Arkusz1.M37" chart:data-source-has-labels="column" svg:x="0.423cm" svg:y="0.18cm" svg:width="17.238cm" svg:height="8.645cm">
          <chartooo:coordinate-region svg:x="1.97cm" svg:y="0.379cm" svg:width="15.319cm" svg:height="7.799cm"/>
          <chart:axis chart:dimension="x" chart:name="primary-x" chart:style-name="ch4" chartooo:axis-type="auto">
            <chartooo:date-scale/>
            <chart:categories table:cell-range-address="Arkusz1.B34:Arkusz1.B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M34:Arkusz1.M37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Arkusz1.B34:Arkusz1.B37</svg:desc>
                </draw:g>
              </table:table-cell>
              <table:table-cell office:value-type="float" office:value="626.959247648903">
                <text:p>626.959247648903</text:p>
                <draw:g>
                  <svg:desc>Arkusz1.M34:Arkusz1.M37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02973.240832507">
                <text:p>202973.24083250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668552.774755169">
                <text:p>668552.774755169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029792.58328096">
                <text:p>1029792.583280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